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99.39pt"/>
    </style:style>
    <style:style style:name="co2" style:family="table-column">
      <style:table-column-properties fo:break-before="auto" style:column-width="102.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ro4" style:family="table-row">
      <style:table-row-properties style:row-height="30.5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rotation-align="none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default-cell-style-name="ce0"/>
        <table:table-column table:style-name="co3" table:number-columns-repeated="2" table:default-cell-style-name="ce0"/>
        <table:table-row table:style-name="ro1">
          <table:table-cell office:value-type="string" calcext:value-type="string">
            <text:p>死神ちゃんは・・・わたし達を守ってくれたの<text:line-break/>・・・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よく分かりません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でも、最後に早乙女さんにお礼・・・言って<text:line-break/>ましたね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ああ。</text:p>
          </table:table-cell>
          <table:table-cell office:value-type="string" calcext:value-type="string">
            <text:p>Map610<text:line-break/></text:p>
          </table:table-cell>
          <table:table-cell/>
          <table:table-cell office:value-type="string" calcext:value-type="string">
            <text:p>Yeah.</text:p>
          </table:table-cell>
        </table:table-row>
        <table:table-row table:style-name="ro1">
          <table:table-cell office:value-type="string" calcext:value-type="string">
            <text:p>結局、最初から最後まで、やりとりの意味が<text:line-break/>分からなかったけど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ま、あんたのことだから、いろいろ見抜いて<text:line-break/>お節介焼いてあげたんでしょ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モテる男はつらいねぇ～♪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なあなあ、とりあえず作戦は成功ってことで<text:line-break/>いいんだよナー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はい、大成功です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時空のひずみも安定しているようですし、<text:line-break/>魔界門も破壊できました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これでもう、魔界から魔族が人間界へ<text:line-break/>攻めてくることはないでしょう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残るは、こちら側に取り残された赤カラットの<text:line-break/>軍勢だ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やつらと決着を付ければ、すべてが終わる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いよいよ最終決戦かぁ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ファイナルバトルの背景は、宇宙空間を希望<text:line-break/>します！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RPGにありがちなやつだ・・・）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騎士団長ガウラ<text:line-break/>「君たち！」</text:p>
          </table:table-cell>
          <table:table-cell office:value-type="string" calcext:value-type="string">
            <text:p>Map118</text:p>
          </table:table-cell>
          <table:table-cell office:value-type="string" calcext:value-type="string">
            <text:p>Gaora</text:p>
          </table:table-cell>
          <table:table-cell office:value-type="string" calcext:value-type="string">
            <text:p>Knight Commander Gaora</text:p>
            <text:p>"There you are!"</text:p>
          </table:table-cell>
        </table:table-row>
        <table:table-row table:style-name="ro1">
          <table:table-cell office:value-type="string" calcext:value-type="string">
            <text:p>あ、騎士団長さん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神官さんにルミィさんも・・・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神官<text:line-break/>「魔界門は・・・魔界門はどうなりましたか？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予定どおり、時空玉を設置して爆破した。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ひずみも安定しているようなので、作戦は<text:line-break/>成功です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・・・そうですか。　破壊してしまったんですね。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騎士団長ガウラ<text:line-break/>「むぅ・・・一足遅かったか・・・！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・・・え？　え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ど、どういうことですか？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神官<text:line-break/>「説明している時間はありません、今すぐ<text:line-break/>　ここから遠くへ離れてください！！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な、なによこれ！？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魔界門があった場所から・・・魔力の渦が<text:line-break/>・・・！？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騎士団長ガウラ<text:line-break/>「ここは危険だ！　早くこっちへ！！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分かった。　総員退避だ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もーーー！！　なんなんだヨーーー！！！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9-10-06T10:58:54+02:00</meta:creation-date>
    <dc:date>2019-10-07T06:37:42.975000000</dc:date>
    <dc:title>Untitled Spreadsheet</dc:title>
    <dc:description/>
    <dc:subject/>
    <meta:keyword/>
    <meta:editing-duration>PT4M51S</meta:editing-duration>
    <meta:editing-cycles>2</meta:editing-cycles>
    <meta:generator>LibreOffice/6.2.7.1$Windows_X86_64 LibreOffice_project/23edc44b61b830b7d749943e020e96f5a7df63bf</meta:generator>
    <meta:document-statistic meta:table-count="1" meta:cell-count="37" meta:object-count="0"/>
    <meta:user-defined meta:name="Company">Microsoft Corporation</meta:user-defined>
    <meta:user-defined meta:name="category"/>
  </office:meta>
</office:document-meta>
</file>